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style:font-weight-asian="bold"/>
    </style:style>
    <style:style style:name="P5" style:family="paragraph" style:parent-style-name="Standard">
      <style:paragraph-properties fo:text-align="end" style:justify-single-word="false"/>
      <style:text-properties fo:language="ru" fo:country="RU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fo:break-before="page" text:number-lines="false" text:line-number="0"/>
    </style:style>
    <style:style style:name="P8" style:family="paragraph" style:parent-style-name="Standard">
      <style:paragraph-properties text:number-lines="false" text:line-number="0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color="#6897bb" style:font-name="Consolas" fo:font-size="15pt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Санкт-Петербургский Национальный Исследовательский Университет</text:span></text:p>
      <text:p text:style-name="P1"><text:span text:style-name="T1">Информационных Технологий, Механики и Оптики</text:span></text:p>
      <text:p text:style-name="P3"/>
      <text:p text:style-name="P3"/>
      <text:p text:style-name="P1"><text:span text:style-name="T1">Кафедра Систем Управления и Информатики</text:span></text:p>
      <text:p text:style-name="P3"/>
      <text:p text:style-name="P3"/>
      <text:p text:style-name="P1"><text:span text:style-name="T2">Лабораторная работа №1</text:span></text:p>
      <text:p text:style-name="P4"/>
      <text:p text:style-name="P4"/>
      <text:p text:style-name="P4"/>
      <text:p text:style-name="P6"><text:span text:style-name="T1">Выполнили:</text:span></text:p>
      <text:p text:style-name="P6"><text:span text:style-name="T1"><text:s/>Милькевич А.А</text:span></text:p>
      <text:p text:style-name="P6"><text:span text:style-name="T1">Просвирин А.А</text:span></text:p>
      <text:p text:style-name="P6"><text:span text:style-name="T1"><text:s/>Проверил</text:span></text:p>
      <text:p text:style-name="P6"><text:span text:style-name="T1"><text:s/>Мусаев А.А.</text:span></text:p>
      <text:p text:style-name="P5"/>
      <text:p text:style-name="P2"/>
      <text:p text:style-name="P1"><text:span text:style-name="T1"><text:s/>Санкт-Петербург, </text:span></text:p>
      <text:p text:style-name="P1"><text:span text:style-name="T1">2022</text:span></text:p>
      <text:p text:style-name="P7"><text:span text:style-name="T1">Программа №1</text:span></text:p>
      <text:p text:style-name="P8"><text:span text:style-name="T1">На примере данной программы мы показали возможность выполнения операций над матрицами, посредством собственноручно написанных функций для их обработки и преобразования. Реализованы следующие функции — Транспонирование, <text:s/>Умножение, Нахождение обратной матрицы , Определение ранга матрицы. Данные функции выполнимы для матриц любой размерности, вплоть до разумных границ(1000</text:span><text:span text:style-name="T3">x1000</text:span><text:span text:style-name="T1">). </text:span></text:p>
      <text:p text:style-name="P8"><text:span text:style-name="T1">Код программы представлен в файле laba</text:span><text:span text:style-name="T3">2</text:span><text:span text:style-name="T1">.py. Ссылка на гитхаб – https://github.com/limonskislinkoy/Laba2Python</text:span></text:p>
      <text:p text:style-name="P7"><text:span text:style-name="T1">Программа №2</text:span></text:p>
      <text:p text:style-name="P8"><text:span text:style-name="T1">На примере данной программы мы показали возможность выполнения операций над матрицами, посредством готовой библиотеки, среди функционала которой мы воспользовались процедурами для их обработки и преобразования. Использованы следующие функции — Транспонирование, <text:s/>Умножение , Определение ранга матрицы, Нахождение обратной матрицы. Данные функции выполнимы для матриц любой размерности, вплоть до разумных границ(1000</text:span><text:span text:style-name="T3">x1000</text:span><text:span text:style-name="T1">). </text:span></text:p>
      <text:p text:style-name="P8"><text:span text:style-name="T1">Отдельно необходимо ответить, что по результатам замера эффективности (время выполнения функции нахождения обратной матрицы </text:span><text:span text:style-name="T4">1000000</text:span><text:span text:style-name="T1"> раз ) готовая библиотека </text:span><text:span text:style-name="T3">Numpy </text:span><text:span text:style-name="T1">показала результаты хуже, чем собственноручно написанная функция. <text:s/></text:span><text:span text:style-name="T3">Numpy -23.429 </text:span><text:span text:style-name="T1">сек</text:span><text:span text:style-name="T3"> . </text:span><text:span text:style-name="T1">Собственная функция — 13.251 сек</text:span></text:p>
      <text:p text:style-name="P8"><text:span text:style-name="T1">Код программы представлен в файле laba</text:span><text:span text:style-name="T3">2</text:span><text:span text:style-name="T1">WithNumpy.py. Ссылка на гитхаб – https://github.com/limonskislinkoy/Laba2Python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50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en" fo:country="US" style:font-size-asian="14pt" style:language-asian="en" style:country-asian="US" style:font-size-complex="14pt" style:language-complex="ar" style:country-complex="SA"/>
    </style:default-style>
    <style:default-style style:family="paragraph">
      <style:paragraph-properties fo:margin-top="0in" fo:margin-bottom="0.111in" fo:line-height="150%" fo:text-align="justify" style:justify-single-word="false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4pt" fo:language="en" fo:country="US" style:font-name-asian="SimSun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line_20_number" style:display-name="line numb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5" style:layout-grid-base-height="0.1665in" style:layout-grid-ruby-height="0.098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mon Limonskislinkoy</meta:initial-creator>
    <meta:editing-cycles>28</meta:editing-cycles>
    <meta:creation-date>2022-09-15T19:37:00</meta:creation-date>
    <dc:date>2022-10-02T20:35:26.85</dc:date>
    <meta:editing-duration>PT22M20S</meta:editing-duration>
    <meta:generator>OpenOffice/4.1.13$Win32 OpenOffice.org_project/4113m1$Build-9810</meta:generator>
    <meta:document-statistic meta:table-count="0" meta:image-count="0" meta:object-count="0" meta:page-count="3" meta:paragraph-count="18" meta:word-count="182" meta:character-count="15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